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731cm"/>
    </style:style>
    <style:style style:name="co2" style:family="table-column">
      <style:table-column-properties fo:break-before="auto" style:column-width="2.13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ocation-tests" table:style-name="ta1">
        <table:shapes>
          <draw:frame draw:z-index="0" draw:style-name="gr1" draw:text-style-name="P1" svg:width="18.248cm" svg:height="9.004cm" svg:x="10.936cm" svg:y="2.497cm">
            <draw:object draw:notify-on-update-of-ranges="'allocation-tests'.A1:'allocation-tests'.A1 'allocation-tests'.A2:'allocation-tests'.A26 'allocation-tests'.B1:'allocation-tests'.B1 'allocation-tests'.B2:'allocation-tests'.B26 'allocation-tests'.C1:'allocation-tests'.C1 'allocation-tests'.C2:'allocation-tests'.C26 'allocation-tests'.D1:'allocation-tests'.D1 'allocation-tests'.D2:'allocation-tests'.D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Default"/>
        <table:table-column table:style-name="co3" table:number-columns-repeated="16380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<text:s/>Delta Allocated</text:p>
          </table:table-cell>
          <table:table-cell table:style-name="ce1" office:value-type="string" calcext:value-type="string">
            <text:p><text:s/>Delta Deallocated</text:p>
          </table:table-cell>
          <table:table-cell table:style-name="ce1" office:value-type="string" calcext:value-type="string">
            <text:p><text:s/>Delta Not Deallocated</text:p>
          </table:table-cell>
          <table:table-cell table:style-name="ce1"/>
          <table:table-cell table:style-name="ce2" table:number-columns-repeated="3"/>
          <table:table-cell table:style-name="ce1" table:number-columns-repeated="16376"/>
        </table:table-row>
        <table:table-row table:style-name="ro2">
          <table:table-cell office:value-type="string" calcext:value-type="string">
            <text:p>Basecase</text:p>
          </table:table-cell>
          <table:table-cell table:number-columns-repeated="16383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il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(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(quote ()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(list )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(list 1)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(list 1 1)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(list 1 1 1)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(list 1 2 3)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(+)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(+ 1)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(+ 1 1)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(+ 1 1 1)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(+ 1 2 3)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(list 'a 'a 'a)</text:p>
          </table:table-cell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  <table:table-cell office:value-type="float" office:value="118" calcext:value-type="float">
            <text:p>118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(list 'a 'b 'c)</text:p>
          </table:table-cell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  <table:table-cell office:value-type="float" office:value="118" calcext:value-type="float">
            <text:p>118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(list :a :b :c)</text:p>
          </table:table-cell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(list :alpha :bravo :charlie)</text:p>
          </table:table-cell>
          <table:table-cell office:value-type="float" office:value="485" calcext:value-type="float">
            <text:p>485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{}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{:z 0}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{:zero 0}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{:z 0 :o 1}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{:zero 0 :one 1}</text:p>
          </table:table-cell>
          <table:table-cell office:value-type="float" office:value="210" calcext:value-type="float">
            <text:p>210</text:p>
          </table:table-cell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{:z 0 :o 1 :t 2}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table:number-columns-repeated="16380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05T00:39:22.986362269</dc:date>
    <dc:creator>Simon Brooke</dc:creator>
    <meta:editing-duration>PT2H50M24S</meta:editing-duration>
    <meta:editing-cycles>2</meta:editing-cycles>
    <meta:generator>LibreOffice/25.2.3.2$Linux_X86_64 LibreOffice_project/520$Build-2</meta:generator>
    <meta:document-statistic meta:table-count="1" meta:cell-count="10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49cm" svg:height="9.005cm" xlink:href=".." xlink:type="simple" chart:class="chart:line" chart:style-name="ch1">
        <chart:title svg:x="7.518cm" svg:y="0.315cm" chart:style-name="ch2">
          <text:p>Allocation tests</text:p>
        </chart:title>
        <chart:legend chart:legend-position="end" svg:x="12.714cm" svg:y="7.414cm" style:legend-expansion="custom" svg:width="5.341cm" svg:height="1.585cm" style:legend-expansion-aspect-ratio="3.36971608832808" chart:style-name="ch3"/>
        <chart:plot-area chart:style-name="ch4" svg:x="0.364cm" svg:y="1.284cm" svg:width="12.631cm" svg:height="7.541cm">
          <chart:coordinate-region svg:x="1.605cm" svg:y="1.482cm" svg:width="11.25cm" svg:height="3.945cm"/>
          <chart:axis chart:dimension="x" chart:name="primary-x" chart:style-name="ch5" chartooo:axis-type="auto">
            <chartooo:date-scale/>
            <chart:categories table:cell-range-address="'allocation-tests'.A2:'allocation-tests'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llocation-tests'.B2:'allocation-tests'.B26" chart:label-cell-address="'allocation-tests'.B1:'allocation-tests'.B1" chart:class="chart:line">
            <chart:data-point chart:repeated="25"/>
          </chart:series>
          <chart:series chart:style-name="ch8" chart:values-cell-range-address="'allocation-tests'.C2:'allocation-tests'.C26" chart:label-cell-address="'allocation-tests'.C1:'allocation-tests'.C1" chart:class="chart:line">
            <chart:data-point chart:repeated="25"/>
          </chart:series>
          <chart:series chart:style-name="ch9" chart:values-cell-range-address="'allocation-tests'.D2:'allocation-tests'.D26" chart:label-cell-address="'allocation-tests'.D1:'allocation-tests'.D1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lta Allocated</text:p>
                <draw:g>
                  <svg:desc>'allocation-tests'.B1:'allocation-tests'.B1</svg:desc>
                </draw:g>
              </table:table-cell>
              <table:table-cell office:value-type="string">
                <text:p> Delta Deallocated</text:p>
                <draw:g>
                  <svg:desc>'allocation-tests'.C1:'allocation-tests'.C1</svg:desc>
                </draw:g>
              </table:table-cell>
              <table:table-cell office:value-type="string">
                <text:p> Delta Not Deallocated</text:p>
                <draw:g>
                  <svg:desc>'allocation-tests'.D1:'allocation-test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case</text:p>
                <draw:g>
                  <svg:desc>'allocation-tests'.A2:'allocation-tests'.A26</svg:desc>
                </draw:g>
              </table:table-cell>
              <table:table-cell office:value-type="float" office:value="NaN">
                <text:p>NaN</text:p>
                <draw:g>
                  <svg:desc>'allocation-tests'.B2:'allocation-tests'.B26</svg:desc>
                </draw:g>
              </table:table-cell>
              <table:table-cell office:value-type="float" office:value="NaN">
                <text:p>NaN</text:p>
                <draw:g>
                  <svg:desc>'allocation-tests'.C2:'allocation-tests'.C26</svg:desc>
                </draw:g>
              </table:table-cell>
              <table:table-cell office:value-type="float" office:value="NaN">
                <text:p>NaN</text:p>
                <draw:g>
                  <svg:desc>'allocation-tests'.D2:'allocation-tests'.D2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il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()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quote ())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(list )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(list 1)</text:p>
              </table:table-cell>
              <table:table-cell office:value-type="float" office:value="47">
                <text:p>47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(list 1 1)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(list 1 1 1)</text:p>
              </table:table-cell>
              <table:table-cell office:value-type="float" office:value="67">
                <text:p>67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(list 1 2 3)</text:p>
              </table:table-cell>
              <table:table-cell office:value-type="float" office:value="67">
                <text:p>67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(+ 1)</text:p>
              </table:table-cell>
              <table:table-cell office:value-type="float" office:value="44">
                <text:p>44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(+ 1 1)</text:p>
              </table:table-cell>
              <table:table-cell office:value-type="float" office:value="53">
                <text:p>53</text:p>
              </table:table-cell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(+ 1 1 1)</text:p>
              </table:table-cell>
              <table:table-cell office:value-type="float" office:value="62">
                <text:p>62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(+ 1 2 3)</text:p>
              </table:table-cell>
              <table:table-cell office:value-type="float" office:value="62">
                <text:p>62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(list 'a 'a 'a)</text:p>
              </table:table-cell>
              <table:table-cell office:value-type="float" office:value="151">
                <text:p>151</text:p>
              </table:table-cell>
              <table:table-cell office:value-type="float" office:value="33">
                <text:p>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(list 'a 'b 'c)</text:p>
              </table:table-cell>
              <table:table-cell office:value-type="float" office:value="151">
                <text:p>151</text:p>
              </table:table-cell>
              <table:table-cell office:value-type="float" office:value="33">
                <text:p>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(list :a :b :c)</text:p>
              </table:table-cell>
              <table:table-cell office:value-type="float" office:value="121">
                <text:p>121</text:p>
              </table:table-cell>
              <table:table-cell office:value-type="float" office:value="15">
                <text:p>1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(list :alpha :bravo :charlie)</text:p>
              </table:table-cell>
              <table:table-cell office:value-type="float" office:value="485">
                <text:p>485</text:p>
              </table:table-cell>
              <table:table-cell office:value-type="float" office:value="15">
                <text:p>1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{}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{:z 0}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{:zero 0}</text:p>
              </table:table-cell>
              <table:table-cell office:value-type="float" office:value="121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{:z 0 :o 1}</text:p>
              </table:table-cell>
              <table:table-cell office:value-type="float" office:value="80">
                <text:p>80</text:p>
              </table:table-cell>
              <table:table-cell office:value-type="float" office:value="11">
                <text:p>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{:zero 0 :one 1}</text:p>
              </table:table-cell>
              <table:table-cell office:value-type="float" office:value="210">
                <text:p>210</text:p>
              </table:table-cell>
              <table:table-cell office:value-type="float" office:value="14">
                <text:p>1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{:z 0 :o 1 :t 2}</text:p>
              </table:table-cell>
              <table:table-cell office:value-type="float" office:value="117">
                <text:p>117</text:p>
              </table:table-cell>
              <table:table-cell office:value-type="float" office:value="12">
                <text:p>12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